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2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6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6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1" style:family="paragraph" style:parent-style-name="Table_20_Contents">
      <style:text-properties officeooo:rsid="001bfdc6" officeooo:paragraph-rsid="001bfdc6"/>
    </style:style>
    <style:style style:name="P22" style:family="paragraph" style:parent-style-name="Table_20_Contents">
      <style:text-properties officeooo:rsid="001ce5eb" officeooo:paragraph-rsid="001ce5eb"/>
    </style:style>
    <style:style style:name="P23" style:family="paragraph" style:parent-style-name="Table_20_Contents">
      <style:text-properties officeooo:rsid="0020e66a" officeooo:paragraph-rsid="0020e66a"/>
    </style:style>
    <style:style style:name="P24" style:family="paragraph" style:parent-style-name="Table_20_Contents">
      <style:text-properties officeooo:rsid="0020e66a" officeooo:paragraph-rsid="002f44c1"/>
    </style:style>
    <style:style style:name="P25" style:family="paragraph" style:parent-style-name="Table_20_Contents">
      <style:text-properties officeooo:paragraph-rsid="001ce5eb"/>
    </style:style>
    <style:style style:name="P26" style:family="paragraph" style:parent-style-name="Table_20_Contents">
      <style:text-properties officeooo:rsid="001ce5eb" officeooo:paragraph-rsid="001ce5eb" fo:background-color="transparent"/>
    </style:style>
    <style:style style:name="P27" style:family="paragraph" style:parent-style-name="Table_20_Contents">
      <style:text-properties officeooo:rsid="002bb31e" officeooo:paragraph-rsid="002bb31e"/>
    </style:style>
    <style:style style:name="P28" style:family="paragraph" style:parent-style-name="Table_20_Contents">
      <style:text-properties officeooo:rsid="002c1bbf" officeooo:paragraph-rsid="002c1bbf"/>
    </style:style>
    <style:style style:name="P29" style:family="paragraph" style:parent-style-name="Table_20_Contents">
      <style:text-properties officeooo:rsid="002da303" officeooo:paragraph-rsid="002da303"/>
    </style:style>
    <style:style style:name="P30" style:family="paragraph" style:parent-style-name="Table_20_Contents">
      <style:text-properties officeooo:rsid="002da303" officeooo:paragraph-rsid="0020e66a"/>
    </style:style>
    <style:style style:name="P31" style:family="paragraph" style:parent-style-name="Table_20_Contents">
      <style:text-properties officeooo:rsid="002f44c1" officeooo:paragraph-rsid="002f44c1"/>
    </style:style>
    <style:style style:name="P32" style:family="paragraph" style:parent-style-name="Table_20_Contents">
      <style:text-properties officeooo:rsid="00327015" officeooo:paragraph-rsid="00327015"/>
    </style:style>
    <style:style style:name="P33" style:family="paragraph" style:parent-style-name="Table_20_Contents">
      <style:text-properties officeooo:rsid="003355a3" officeooo:paragraph-rsid="003355a3"/>
    </style:style>
    <style:style style:name="P34" style:family="paragraph" style:parent-style-name="Table_20_Contents">
      <style:text-properties officeooo:rsid="003547a5" officeooo:paragraph-rsid="003547a5"/>
    </style:style>
    <style:style style:name="P35" style:family="paragraph" style:parent-style-name="Table_20_Contents">
      <style:text-properties officeooo:rsid="0039d373" officeooo:paragraph-rsid="0039d373"/>
    </style:style>
    <style:style style:name="P36" style:family="paragraph" style:parent-style-name="Table_20_Contents">
      <style:text-properties officeooo:rsid="003d3227" officeooo:paragraph-rsid="003d3227"/>
    </style:style>
    <style:style style:name="P37" style:family="paragraph" style:parent-style-name="Table_20_Contents">
      <style:text-properties officeooo:rsid="003e058c" officeooo:paragraph-rsid="003e058c"/>
    </style:style>
    <style:style style:name="P38" style:family="paragraph" style:parent-style-name="Standard">
      <style:text-properties officeooo:rsid="001bfdc6" officeooo:paragraph-rsid="001bfdc6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40" style:family="paragraph" style:parent-style-name="Table_20_Contents">
      <style:text-properties officeooo:rsid="003ef708" officeooo:paragraph-rsid="003ef708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1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1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1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1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22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22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23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20">7</text:p>
          </table:table-cell>
          <table:table-cell table:style-name="Tabella1.A8" office:value-type="string">
            <text:p text:style-name="P26">Doodle for second weekly meeting</text:p>
          </table:table-cell>
          <table:table-cell table:style-name="Tabella1.A8" office:value-type="string">
            <text:p text:style-name="P19">08/11/2013</text:p>
          </table:table-cell>
          <table:table-cell table:style-name="Tabella1.D8" office:value-type="string">
            <text:p text:style-name="P26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22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22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1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22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22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1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1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1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1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1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1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1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1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1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1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1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1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1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1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1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1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23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3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23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3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22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2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22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2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23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23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22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22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22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27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29" office:value-type="string">
            <text:p text:style-name="P8">28</text:p>
          </table:table-cell>
          <table:table-cell table:style-name="Tabella1.A29" office:value-type="string">
            <text:p text:style-name="P21">Modify Design Documentation following feedback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1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29" office:value-type="string">
            <text:p text:style-name="P8">29</text:p>
          </table:table-cell>
          <table:table-cell table:style-name="Tabella1.A29" office:value-type="string">
            <text:p text:style-name="P21">Reply to the comment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1">People in charge of the document</text:p>
          </table:table-cell>
        </table:table-row>
        <text:soft-page-break/>
        <table:table-row>
          <table:table-cell table:style-name="Tabella1.A29" office:value-type="string">
            <text:p text:style-name="P8">30</text:p>
          </table:table-cell>
          <table:table-cell table:style-name="Tabella1.A29" office:value-type="string">
            <text:p text:style-name="P21">Modify Requirements Documentation following feedbacks 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1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27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7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27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27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27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27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27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7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27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7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28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33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33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28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33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22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5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22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5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29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29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33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33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1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1">Dzana <text:span text:style-name="T8">+ </text:span>Nikola <text:span text:style-name="T8">+</text:span> Miraldi</text:p>
          </table:table-cell>
        </table:table-row>
        <table:table-row>
          <table:table-cell table:style-name="Tabella1.A29" office:value-type="string">
            <text:p text:style-name="P14">45</text:p>
          </table:table-cell>
          <table:table-cell table:style-name="Tabella1.A29" office:value-type="string">
            <text:p text:style-name="P21">Think about test classes</text:p>
          </table:table-cell>
          <table:table-cell table:style-name="Tabella1.A29" office:value-type="string">
            <text:p text:style-name="P2">14/11/2013</text:p>
          </table:table-cell>
          <table:table-cell table:style-name="Tabella1.D29" office:value-type="string">
            <text:p text:style-name="P21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29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33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24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1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32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32">Ghazaleh</text:p>
          </table:table-cell>
        </table:table-row>
        <table:table-row>
          <table:table-cell table:style-name="Tabella1.A29" office:value-type="string">
            <text:p text:style-name="P14">49</text:p>
          </table:table-cell>
          <table:table-cell table:style-name="Tabella1.A29" office:value-type="string">
            <text:p text:style-name="P29">Think about tests on Parser</text:p>
          </table:table-cell>
          <table:table-cell table:style-name="Tabella1.A29" office:value-type="string">
            <text:p text:style-name="P10">15/11/2013</text:p>
          </table:table-cell>
          <table:table-cell table:style-name="Tabella1.D29" office:value-type="string">
            <text:p text:style-name="P30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33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33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29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1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1">All</text:p>
          </table:table-cell>
        </table:table-row>
        <table:table-row>
          <table:table-cell table:style-name="Tabella1.A29" office:value-type="string">
            <text:p text:style-name="P14">53</text:p>
          </table:table-cell>
          <table:table-cell table:style-name="Tabella1.A29" office:value-type="string">
            <text:p text:style-name="P21">Give feedbacks about requirements documentatiom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21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1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1">All</text:p>
          </table:table-cell>
        </table:table-row>
        <table:table-row>
          <table:table-cell table:style-name="Tabella1.A29" office:value-type="string">
            <text:p text:style-name="P14">55</text:p>
          </table:table-cell>
          <table:table-cell table:style-name="Tabella1.A29" office:value-type="string">
            <text:p text:style-name="P21">Give feedbacks about Design Documentation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21">All</text:p>
          </table:table-cell>
        </table:table-row>
        <table:table-row>
          <table:table-cell table:style-name="Tabella1.A29" office:value-type="string">
            <text:p text:style-name="P14">56</text:p>
          </table:table-cell>
          <table:table-cell table:style-name="Tabella1.A29" office:value-type="string">
            <text:p text:style-name="P29">Fix Design Document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29">Andrea + Lorenzo</text:p>
          </table:table-cell>
        </table:table-row>
        <table:table-row>
          <table:table-cell table:style-name="Tabella1.A29" office:value-type="string">
            <text:p text:style-name="P15">57</text:p>
          </table:table-cell>
          <table:table-cell table:style-name="Tabella1.A29" office:value-type="string">
            <text:p text:style-name="P34">Update Mockups</text:p>
          </table:table-cell>
          <table:table-cell table:style-name="Tabella1.A29" office:value-type="string">
            <text:p text:style-name="P15">17/11/2013</text:p>
          </table:table-cell>
          <table:table-cell table:style-name="Tabella1.D29" office:value-type="string">
            <text:p text:style-name="P34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29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29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29">Andrea</text:p>
          </table:table-cell>
        </table:table-row>
        <table:table-row>
          <table:table-cell table:style-name="Tabella1.A29" office:value-type="string">
            <text:p text:style-name="P15">60</text:p>
          </table:table-cell>
          <table:table-cell table:style-name="Tabella1.A29" office:value-type="string">
            <text:p text:style-name="P29">Start testing Parser</text:p>
          </table:table-cell>
          <table:table-cell table:style-name="Tabella1.A29" office:value-type="string">
            <text:p text:style-name="P10">18/11/2013</text:p>
          </table:table-cell>
          <table:table-cell table:style-name="Tabella1.D29" office:value-type="string">
            <text:p text:style-name="P29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35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35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35">All</text:p>
          </table:table-cell>
        </table:table-row>
        <text:soft-page-break/>
        <table:table-row>
          <table:table-cell table:style-name="Tabella1.A64" office:value-type="string">
            <text:p text:style-name="P16">63</text:p>
          </table:table-cell>
          <table:table-cell table:style-name="Tabella1.A64" office:value-type="string">
            <text:p text:style-name="P35">Minutes of Meeting</text:p>
          </table:table-cell>
          <table:table-cell table:style-name="Tabella1.A64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64" office:value-type="string">
            <text:p text:style-name="P35">Marko</text:p>
          </table:table-cell>
        </table:table-row>
        <table:table-row>
          <table:table-cell table:style-name="Tabella1.A64" office:value-type="string">
            <text:p text:style-name="P16">64</text:p>
          </table:table-cell>
          <table:table-cell table:style-name="Tabella1.A64" office:value-type="string">
            <text:p text:style-name="P35">Customers Meeting</text:p>
          </table:table-cell>
          <table:table-cell table:style-name="Tabella1.A64" office:value-type="string">
            <text:p text:style-name="P16">19/11/2013</text:p>
          </table:table-cell>
          <table:table-cell table:style-name="Tabella1.D64" office:value-type="string">
            <text:p text:style-name="P35">Andrea + Lorenzo</text:p>
          </table:table-cell>
        </table:table-row>
        <table:table-row>
          <table:table-cell table:style-name="Tabella1.A64" office:value-type="string">
            <text:p text:style-name="P16">65</text:p>
          </table:table-cell>
          <table:table-cell table:style-name="Tabella1.A64" office:value-type="string">
            <text:p text:style-name="P35">Customer Meeting Summary</text:p>
          </table:table-cell>
          <table:table-cell table:style-name="Tabella1.A64" office:value-type="string">
            <text:p text:style-name="P16">19/11/2013</text:p>
          </table:table-cell>
          <table:table-cell table:style-name="Tabella1.D64" office:value-type="string">
            <text:p text:style-name="P35">Andrea</text:p>
          </table:table-cell>
        </table:table-row>
        <table:table-row>
          <table:table-cell table:style-name="Tabella1.A64" office:value-type="string">
            <text:p text:style-name="P16">66</text:p>
          </table:table-cell>
          <table:table-cell table:style-name="Tabella1.A64" office:value-type="string">
            <text:p text:style-name="P35">Deliver Flowcharts about algorithms done</text:p>
          </table:table-cell>
          <table:table-cell table:style-name="Tabella1.A64" office:value-type="string">
            <text:p text:style-name="P16">19/11/2013</text:p>
          </table:table-cell>
          <table:table-cell table:style-name="Tabella1.D64" office:value-type="string">
            <text:p text:style-name="P35">Ghazaleh</text:p>
          </table:table-cell>
        </table:table-row>
        <table:table-row>
          <table:table-cell table:style-name="Tabella1.A64" office:value-type="string">
            <text:p text:style-name="P16">67</text:p>
          </table:table-cell>
          <table:table-cell table:style-name="Tabella1.A64" office:value-type="string">
            <text:p text:style-name="P35">Supervisors Meeting</text:p>
          </table:table-cell>
          <table:table-cell table:style-name="Tabella1.A64" office:value-type="string">
            <text:p text:style-name="P16">20/11/2013</text:p>
          </table:table-cell>
          <table:table-cell table:style-name="Tabella1.D64" office:value-type="string">
            <text:p text:style-name="P35">Andrea</text:p>
          </table:table-cell>
        </table:table-row>
        <table:table-row>
          <table:table-cell table:style-name="Tabella1.A64" office:value-type="string">
            <text:p text:style-name="P16">68</text:p>
          </table:table-cell>
          <table:table-cell table:style-name="Tabella1.A64" office:value-type="string">
            <text:p text:style-name="P35">Supervisor Meeting Summary</text:p>
          </table:table-cell>
          <table:table-cell table:style-name="Tabella1.A64" office:value-type="string">
            <text:p text:style-name="P16">20/11/2013</text:p>
          </table:table-cell>
          <table:table-cell table:style-name="Tabella1.D64" office:value-type="string">
            <text:p text:style-name="P35">Andrea</text:p>
          </table:table-cell>
        </table:table-row>
        <table:table-row>
          <table:table-cell table:style-name="Tabella1.A64" office:value-type="string">
            <text:p text:style-name="P16">69</text:p>
          </table:table-cell>
          <table:table-cell table:style-name="Tabella1.A64" office:value-type="string">
            <text:p text:style-name="P35">Deliver Code that substitutes Cron</text:p>
          </table:table-cell>
          <table:table-cell table:style-name="Tabella1.A64" office:value-type="string">
            <text:p text:style-name="P16">20/11/2013</text:p>
          </table:table-cell>
          <table:table-cell table:style-name="Tabella1.D64" office:value-type="string">
            <text:p text:style-name="P35">Ghazaleh</text:p>
          </table:table-cell>
        </table:table-row>
        <table:table-row>
          <table:table-cell table:style-name="Tabella1.A64" office:value-type="string">
            <text:p text:style-name="P16">70</text:p>
          </table:table-cell>
          <table:table-cell table:style-name="Tabella1.A64" office:value-type="string">
            <text:p text:style-name="P35">Managing Meeting</text:p>
          </table:table-cell>
          <table:table-cell table:style-name="Tabella1.A64" office:value-type="string">
            <text:p text:style-name="P16">20/11/2013</text:p>
          </table:table-cell>
          <table:table-cell table:style-name="Tabella1.D64" office:value-type="string">
            <text:p text:style-name="P35">Andrea + Dzana</text:p>
          </table:table-cell>
        </table:table-row>
        <table:table-row>
          <table:table-cell table:style-name="Tabella1.A64" office:value-type="string">
            <text:p text:style-name="P16">71</text:p>
          </table:table-cell>
          <table:table-cell table:style-name="Tabella1.A64" office:value-type="string">
            <text:p text:style-name="P35">Meeting Agenda</text:p>
          </table:table-cell>
          <table:table-cell table:style-name="Tabella1.A64" office:value-type="string">
            <text:p text:style-name="P16">21/11/2013</text:p>
          </table:table-cell>
          <table:table-cell table:style-name="Tabella1.D64" office:value-type="string">
            <text:p text:style-name="P35">Andrea</text:p>
          </table:table-cell>
        </table:table-row>
        <table:table-row>
          <table:table-cell table:style-name="Tabella1.A64" office:value-type="string">
            <text:p text:style-name="P16">72</text:p>
          </table:table-cell>
          <table:table-cell table:style-name="Tabella1.A64" office:value-type="string">
            <text:p text:style-name="P35">Group Meeting</text:p>
          </table:table-cell>
          <table:table-cell table:style-name="Tabella1.A64" office:value-type="string">
            <text:p text:style-name="P16">21/11/2013</text:p>
          </table:table-cell>
          <table:table-cell table:style-name="Tabella1.D64" office:value-type="string">
            <text:p text:style-name="P35">All</text:p>
          </table:table-cell>
        </table:table-row>
        <table:table-row>
          <table:table-cell table:style-name="Tabella1.A64" office:value-type="string">
            <text:p text:style-name="P16">7<text:span text:style-name="T17">3</text:span></text:p>
          </table:table-cell>
          <table:table-cell table:style-name="Tabella1.A64" office:value-type="string">
            <text:p text:style-name="P35">Alpha Prototype</text:p>
          </table:table-cell>
          <table:table-cell table:style-name="Tabella1.A64" office:value-type="string">
            <text:p text:style-name="P16">21/11/2013</text:p>
          </table:table-cell>
          <table:table-cell table:style-name="Tabella1.D64" office:value-type="string">
            <text:p text:style-name="P35">All</text:p>
          </table:table-cell>
        </table:table-row>
        <table:table-row>
          <table:table-cell table:style-name="Tabella1.A64" office:value-type="string">
            <text:p text:style-name="P39">74</text:p>
          </table:table-cell>
          <table:table-cell table:style-name="Tabella1.A64" office:value-type="string">
            <text:p text:style-name="P40">Minutes of Meeting</text:p>
          </table:table-cell>
          <table:table-cell table:style-name="Tabella1.A64" office:value-type="string">
            <text:p text:style-name="P39">22/11/2013</text:p>
          </table:table-cell>
          <table:table-cell table:style-name="Tabella1.D64" office:value-type="string">
            <text:p text:style-name="P40">Marko</text:p>
          </table:table-cell>
        </table:table-row>
        <table:table-row>
          <table:table-cell table:style-name="Tabella1.A64" office:value-type="string">
            <text:p text:style-name="P16">7<text:span text:style-name="T17">5</text:span></text:p>
          </table:table-cell>
          <table:table-cell table:style-name="Tabella1.A64" office:value-type="string">
            <text:p text:style-name="P35">Test classes for parser</text:p>
          </table:table-cell>
          <table:table-cell table:style-name="Tabella1.A64" office:value-type="string">
            <text:p text:style-name="P16">24/11/2013</text:p>
          </table:table-cell>
          <table:table-cell table:style-name="Tabella1.D64" office:value-type="string">
            <text:p text:style-name="P35">Miraldi</text:p>
          </table:table-cell>
        </table:table-row>
        <table:table-row>
          <table:table-cell table:style-name="Tabella1.A64" office:value-type="string">
            <text:p text:style-name="P16">7<text:span text:style-name="T17">6</text:span></text:p>
          </table:table-cell>
          <table:table-cell table:style-name="Tabella1.A64" office:value-type="string">
            <text:p text:style-name="P35">Flowcharts for the algorithms to do all the calculations</text:p>
          </table:table-cell>
          <table:table-cell table:style-name="Tabella1.A64" office:value-type="string">
            <text:p text:style-name="P16">24/11/2013</text:p>
          </table:table-cell>
          <table:table-cell table:style-name="Tabella1.D64" office:value-type="string">
            <text:p text:style-name="P35">Ghazaleh</text:p>
          </table:table-cell>
        </table:table-row>
        <table:table-row>
          <table:table-cell table:style-name="Tabella1.A64" office:value-type="string">
            <text:p text:style-name="P17">7<text:span text:style-name="T17">7</text:span></text:p>
          </table:table-cell>
          <table:table-cell table:style-name="Tabella1.A64" office:value-type="string">
            <text:p text:style-name="P36">Fix Design Document</text:p>
          </table:table-cell>
          <table:table-cell table:style-name="Tabella1.A64" office:value-type="string">
            <text:p text:style-name="P17">24/11/2013</text:p>
          </table:table-cell>
          <table:table-cell table:style-name="Tabella1.D64" office:value-type="string">
            <text:p text:style-name="P36">Andrea + Lorenzo</text:p>
          </table:table-cell>
        </table:table-row>
        <table:table-row>
          <table:table-cell table:style-name="Tabella1.A64" office:value-type="string">
            <text:p text:style-name="P18">7<text:span text:style-name="T17">8</text:span></text:p>
          </table:table-cell>
          <table:table-cell table:style-name="Tabella1.A64" office:value-type="string">
            <text:p text:style-name="P37">Week Report</text:p>
          </table:table-cell>
          <table:table-cell table:style-name="Tabella1.A64" office:value-type="string">
            <text:p text:style-name="P18">24/11/2013</text:p>
          </table:table-cell>
          <table:table-cell table:style-name="Tabella1.D64" office:value-type="string">
            <text:p text:style-name="P37">All</text:p>
          </table:table-cell>
        </table:table-row>
        <table:table-row>
          <table:table-cell table:style-name="Tabella1.A64" office:value-type="string">
            <text:p text:style-name="P18">7<text:span text:style-name="T17">9</text:span></text:p>
          </table:table-cell>
          <table:table-cell table:style-name="Tabella1.A64" office:value-type="string">
            <text:p text:style-name="P37">Summary Week Report</text:p>
          </table:table-cell>
          <table:table-cell table:style-name="Tabella1.A64" office:value-type="string">
            <text:p text:style-name="P18">24/11/2013</text:p>
          </table:table-cell>
          <table:table-cell table:style-name="Tabella1.D64" office:value-type="string">
            <text:p text:style-name="P37">Andrea</text:p>
          </table:table-cell>
        </table:table-row>
        <table:table-row>
          <table:table-cell table:style-name="Tabella1.A64" office:value-type="string">
            <text:p text:style-name="P15"/>
          </table:table-cell>
          <table:table-cell table:style-name="Tabella1.A64" office:value-type="string">
            <text:p text:style-name="P29"/>
          </table:table-cell>
          <table:table-cell table:style-name="Tabella1.A64" office:value-type="string">
            <text:p text:style-name="P10"/>
          </table:table-cell>
          <table:table-cell table:style-name="Tabella1.D64" office:value-type="string">
            <text:p text:style-name="P29"/>
          </table:table-cell>
        </table:table-row>
        <table:table-row>
          <table:table-cell table:style-name="Tabella1.A64" office:value-type="string">
            <text:p text:style-name="P15"/>
          </table:table-cell>
          <table:table-cell table:style-name="Tabella1.A64" office:value-type="string">
            <text:p text:style-name="P29"/>
          </table:table-cell>
          <table:table-cell table:style-name="Tabella1.A64" office:value-type="string">
            <text:p text:style-name="P10"/>
          </table:table-cell>
          <table:table-cell table:style-name="Tabella1.D64" office:value-type="string">
            <text:p text:style-name="P29"/>
          </table:table-cell>
        </table:table-row>
        <table:table-row>
          <table:table-cell table:style-name="Tabella1.A64" office:value-type="string">
            <text:p text:style-name="P15"/>
          </table:table-cell>
          <table:table-cell table:style-name="Tabella1.A64" office:value-type="string">
            <text:p text:style-name="P29"/>
          </table:table-cell>
          <table:table-cell table:style-name="Tabella1.A64" office:value-type="string">
            <text:p text:style-name="P10"/>
          </table:table-cell>
          <table:table-cell table:style-name="Tabella1.D64" office:value-type="string">
            <text:p text:style-name="P29"/>
          </table:table-cell>
        </table:table-row>
        <table:table-row>
          <table:table-cell table:style-name="Tabella1.A64" office:value-type="string">
            <text:p text:style-name="P15"/>
          </table:table-cell>
          <table:table-cell table:style-name="Tabella1.A64" office:value-type="string">
            <text:p text:style-name="P29"/>
          </table:table-cell>
          <table:table-cell table:style-name="Tabella1.A64" office:value-type="string">
            <text:p text:style-name="P10"/>
          </table:table-cell>
          <table:table-cell table:style-name="Tabella1.D64" office:value-type="string">
            <text:p text:style-name="P29"/>
          </table:table-cell>
        </table:table-row>
        <table:table-row>
          <table:table-cell table:style-name="Tabella1.A64" office:value-type="string">
            <text:p text:style-name="P15"/>
          </table:table-cell>
          <table:table-cell table:style-name="Tabella1.A64" office:value-type="string">
            <text:p text:style-name="P29"/>
          </table:table-cell>
          <table:table-cell table:style-name="Tabella1.A64" office:value-type="string">
            <text:p text:style-name="P10"/>
          </table:table-cell>
          <table:table-cell table:style-name="Tabella1.D64" office:value-type="string">
            <text:p text:style-name="P29"/>
          </table:table-cell>
        </table:table-row>
        <table:table-row>
          <table:table-cell table:style-name="Tabella1.A64" office:value-type="string">
            <text:p text:style-name="P15"/>
          </table:table-cell>
          <table:table-cell table:style-name="Tabella1.A64" office:value-type="string">
            <text:p text:style-name="P29"/>
          </table:table-cell>
          <table:table-cell table:style-name="Tabella1.A64" office:value-type="string">
            <text:p text:style-name="P10"/>
          </table:table-cell>
          <table:table-cell table:style-name="Tabella1.D64" office:value-type="string">
            <text:p text:style-name="P29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18T22:41:32.11</dc:date>
    <meta:editing-duration>PT1H4M45S</meta:editing-duration>
    <meta:editing-cycles>33</meta:editing-cycles>
    <meta:generator>LibreOffice/4.0.5.2$Windows_x86 LibreOffice_project/5464147a081647a250913f19c0715bca595af2f</meta:generator>
    <meta:document-statistic meta:table-count="1" meta:image-count="0" meta:object-count="0" meta:page-count="3" meta:paragraph-count="320" meta:word-count="637" meta:character-count="4013" meta:non-whitespace-character-count="3694"/>
  </office:meta>
</office:document-meta>
</file>